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ReactiveTransaction.isNew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has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getSuspended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is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set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isNewSynchron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is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is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activeTransaction.ge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ReactiveTransaction.GenericReactiveTransaction( @ Nullable Object transaction , boolean newTransaction , boolean newSynchronization , boolean readOnly , boolean debug , @ Nullable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ReactiveTransaction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